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o you have children?</text:p>
          </table:table-cell>
          <table:covered-table-cell table:style-name="ce8" office:value-type="string">
            <text:p>Do you have children?</text:p>
          </table:covered-table-cell>
          <table:covered-table-cell table:style-name="ce8" office:value-type="string">
            <text:p>Do you have children?</text:p>
          </table:covered-table-cell>
          <table:covered-table-cell table:style-name="ce8" office:value-type="string">
            <text:p>Do you have children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364">
            <text:p>36.4%</text:p>
          </table:table-cell>
          <table:table-cell table:style-name="ce15" office:value-type="float" office:value="551">
            <text:p>55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636">
            <text:p>63.6%</text:p>
          </table:table-cell>
          <table:table-cell table:style-name="ce15" office:value-type="float" office:value="961">
            <text:p>961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1512">
            <text:p>1512</text:p>
          </table:covered-table-cell>
          <table:table-cell table:style-name="ce16" office:value-type="float" office:value="1512">
            <text:p>1512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579">
            <text:p>579</text:p>
          </table:covered-table-cell>
          <table:table-cell table:style-name="ce17" office:value-type="float" office:value="579">
            <text:p>579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3/13/2013</text:date>, <text:time>14:4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3-03-13T14:46:11</dc:date>
    <dc:creator>Catarina Mota</dc:creator>
    <meta:editing-duration>PT00H00M21S</meta:editing-duration>
    <meta:editing-cycles>1</meta:editing-cycles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6.276cm" svg:y="0.18cm" chart:style-name="ch2">
          <text:p>Do you have children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364">
                <text:p text:id="'Question 1'.C4:'Question 1'.C5">0.364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636">
                <text:p>0.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